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draw:stroke="none" draw:fill-color="#4f91cd" draw:textarea-vertical-align="middle"/>
    </style:style>
    <style:style style:name="gr9" style:family="graphic" style:parent-style-name="standard">
      <style:graphic-properties draw:stroke="none" draw:fill-color="#7ac243" draw:textarea-vertical-align="middle"/>
    </style:style>
    <style:style style:name="gr10" style:family="graphic" style:parent-style-name="standard">
      <style:graphic-properties draw:stroke="none" draw:fill-color="#faa541" draw:textarea-vertical-align="middle"/>
    </style:style>
    <style:style style:name="gr11" style:family="graphic" style:parent-style-name="standard">
      <style:graphic-properties draw:stroke="none" draw:fill-color="#f44322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stroke="none" svg:stroke-color="#000000" draw:fill="none" draw:fill-color="#ffffff" fo:min-height="0.99cm"/>
    </style:style>
    <style:style style:name="gr14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5" style:family="graphic" style:parent-style-name="standard">
      <style:graphic-properties draw:stroke="none" svg:stroke-color="#000000" draw:fill="none" draw:fill-color="#ffffff" fo:min-height="0.47cm"/>
    </style:style>
    <style:style style:name="gr16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cm" svg:stroke-color="#f44322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2cm" svg:stroke-color="#f44322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1.73cm"/>
    </style:style>
    <style:style style:name="gr21" style:family="graphic" style:parent-style-name="objectwithoutfill">
      <style:graphic-properties svg:stroke-width="0.1cm" svg:stroke-color="#4f91cd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4f91cd" draw:marker-start-width="0.5cm" draw:marker-end="Arrow_20_concave" draw:marker-end-width="0.6cm" svg:stroke-linecap="round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cm" svg:stroke-color="#000000" draw:marker-start-width="0.005cm" draw:marker-end-width="0.005cm" draw:fill="solid" draw:fill-color="#f44322" draw:opacity="100%" draw:textarea-vertical-align="middle" fo:padding-top="0.15cm" fo:padding-bottom="0.15cm" fo:padding-left="0.275cm" fo:padding-right="0.275cm" draw:shadow-opacity="100%"/>
    </style:style>
    <style:style style:name="gr24" style:family="graphic" style:parent-style-name="standard">
      <style:graphic-properties draw:stroke="none" svg:stroke-width="0cm" svg:stroke-color="#000000" draw:marker-start-width="0.005cm" draw:marker-end-width="0.005cm" draw:fill="solid" draw:fill-color="#4f91cd" draw:opacity="100%" draw:textarea-vertical-align="middle" fo:padding-top="0.15cm" fo:padding-bottom="0.15cm" fo:padding-left="0.275cm" fo:padding-right="0.275cm" draw:shadow-opacity="100%"/>
    </style:style>
    <style:style style:name="gr2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26" style:family="graphic" style:parent-style-name="standard" style:list-style-name="L1">
      <style:graphic-properties draw:stroke="solid" svg:stroke-color="#000000" draw:fill="none" draw:fill-color="#ffffff" fo:min-height="1.73cm"/>
    </style:style>
    <style:style style:name="gr27" style:family="graphic" style:parent-style-name="standard" style:list-style-name="L1">
      <style:graphic-properties draw:stroke="solid" svg:stroke-color="#000000" draw:fill="none" draw:fill-color="#ffffff" fo:min-height="1.73cm"/>
    </style:style>
    <style:style style:name="gr28" style:family="graphic" style:parent-style-name="objectwithoutfill">
      <style:graphic-properties svg:stroke-width="0.2cm" svg:stroke-color="#4f91cd" draw:marker-start-width="0.8cm" draw:marker-end-width="0.8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P8" style:family="paragraph"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000000" fo:font-size="12pt" style:font-size-asian="12pt" style:font-size-complex="12pt"/>
    </style:style>
    <style:style style:name="P12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Ubuntu" style:font-pitch="variable" fo:font-size="4pt" style:font-size-asian="4pt" style:font-size-complex="4pt"/>
    </style:style>
    <style:style style:name="T6" style:family="text">
      <style:text-properties fo:color="#000000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3" draw:layer="layout" svg:width="5.85cm" svg:height="3.9cm" svg:x="12.2cm" svg:y="1.8cm">
          <text:p text:style-name="P2"><text:span text:style-name="T1">Cypress</text:span><text:span text:style-name="T1"><text:line-break/></text:span><text:span text:style-name="T2">GUI / headless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<text:line-break/></text:span><text:span text:style-name="T3"><text:line-break/></text:span><text:span text:style-name="T2">jbt_cy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1" draw:layer="layout" svg:width="0.2cm" svg:height="15cm" svg:x="0cm" svg:y="0cm">
          <text:p/>
        </draw:rect>
        <draw:rect draw:style-name="gr9" draw:text-style-name="P1" draw:layer="layout" svg:width="20cm" svg:height="0.2cm" svg:x="0cm" svg:y="0cm">
          <text:p/>
        </draw:rect>
        <draw:rect draw:style-name="gr10" draw:text-style-name="P1" draw:layer="layout" svg:width="0.2cm" svg:height="15cm" svg:x="19.8cm" svg:y="0cm">
          <text:p/>
        </draw:rect>
        <draw:rect draw:style-name="gr11" draw:text-style-name="P1" draw:layer="layout" svg:width="19.8cm" svg:height="0.2cm" svg:x="0.2cm" svg:y="14.8cm">
          <text:p/>
        </draw:rect>
        <draw:frame draw:style-name="gr12" draw:text-style-name="P4" draw:layer="layout" svg:width="9.16cm" svg:height="1.199cm" svg:x="10.5cm" svg:y="13.925cm">
          <draw:text-box>
            <text:p text:style-name="P2"><text:span text:style-name="T1">Joomla Branches Tester – Email Traffic </text:span></text:p>
          </draw:text-box>
        </draw:frame>
        <draw:frame draw:style-name="gr13" draw:text-style-name="P5" draw:layer="layout" svg:width="4.28cm" svg:height="1.24cm" svg:x="14.818cm" svg:y="12.548cm">
          <draw:text-box>
            <text:p text:style-name="P2"><text:span text:style-name="T4">Docker</text:span></text:p>
          </draw:text-box>
        </draw:frame>
        <draw:custom-shape draw:style-name="gr14" draw:text-style-name="P3" draw:layer="layout" svg:width="3cm" svg:height="2cm" svg:x="15.4cm" svg:y="10.15cm">
          <text:p text:style-name="P2"><text:span text:style-name="T1">Mail Catcher</text:span><text:span text:style-name="T1"><text:line-break/></text:span><text:span text:style-name="T5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.1cm" svg:height="0.72cm" svg:x="15.176cm" svg:y="11.112cm">
          <draw:text-box>
            <text:p text:style-name="P6"><text:span text:style-name="T2">jbt_mail </text:span></text:p>
          </draw:text-box>
        </draw:frame>
        <draw:rect draw:style-name="gr16" draw:text-style-name="P1" draw:layer="layout" svg:width="4.454cm" svg:height="4.433cm" svg:x="10.268cm" svg:y="3cm">
          <text:p/>
        </draw:rect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5" draw:text-style-name="P8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line draw:style-name="gr18" draw:text-style-name="P1" draw:layer="layout" svg:x1="3.991cm" svg:y1="6.12cm" svg:x2="7.491cm" svg:y2="7.56cm">
          <text:p/>
        </draw:line>
        <draw:custom-shape draw:style-name="gr14" draw:text-style-name="P3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9" draw:text-style-name="P1" draw:layer="layout" svg:x1="13.674cm" svg:y1="5.472cm" svg:x2="14.374cm" svg:y2="6.192cm">
            <text:p/>
          </draw:line>
          <draw:line draw:style-name="gr19" draw:text-style-name="P1" draw:layer="layout" svg:x1="14.374cm" svg:y1="5.472cm" svg:x2="13.674cm" svg:y2="6.192cm">
            <text:p/>
          </draw:line>
        </draw:g>
        <draw:frame draw:style-name="gr20" draw:text-style-name="P10" draw:layer="layout" svg:width="1.486cm" svg:height="1.98cm" svg:x="12.9cm" svg:y="3.32cm">
          <draw:text-box>
            <text:p text:style-name="P9"><text:span text:style-name="T6">smtp-</text:span><text:span text:style-name="T6"><text:line-break/></text:span><text:span text:style-name="T6">tester</text:span><text:span text:style-name="T6"><text:line-break/></text:span><text:span text:style-name="T6"><text:line-break/></text:span><text:span text:style-name="T7">:7125</text:span></text:p>
          </draw:text-box>
        </draw:frame>
        <draw:path draw:style-name="gr18" draw:text-style-name="P1" draw:layer="layout" svg:width="1.442cm" svg:height="2.895cm" svg:x="8.366cm" svg:y="8.28cm" svg:viewBox="0 0 1443 2896" svg:d="M34 0c-55 0-36 2107 0 2520s1531 393 1400 360">
          <text:p/>
        </draw:path>
        <draw:path draw:style-name="gr18" draw:text-style-name="P1" draw:layer="layout" svg:width="1.795cm" svg:height="5.075cm" svg:x="12.355cm" svg:y="6.084cm" svg:viewBox="0 0 1796 5076" svg:d="M2 5076c-55 0 1391-540 1643-720s142-4323 11-4356">
          <text:p/>
        </draw:path>
        <draw:line draw:style-name="gr18" draw:text-style-name="P1" draw:layer="layout" svg:x1="12.154cm" svg:y1="11.22cm" svg:x2="15.4cm" svg:y2="11.16cm">
          <text:p/>
        </draw:line>
        <draw:line draw:style-name="gr21" draw:text-style-name="P1" draw:layer="layout" svg:x1="10.481cm" svg:y1="1.765cm" svg:x2="12.084cm" svg:y2="3cm">
          <text:p/>
        </draw:line>
        <draw:line draw:style-name="gr21" draw:text-style-name="P1" draw:layer="layout" svg:x1="12.04cm" svg:y1="4.289cm" svg:x2="9.952cm" svg:y2="6.442cm">
          <text:p/>
        </draw:line>
        <draw:path draw:style-name="gr22" draw:text-style-name="P1" draw:layer="layout" svg:width="1.431cm" svg:height="7.397cm" svg:x="11.9cm" svg:y="5.298cm" svg:viewBox="0 0 1432 7398" svg:d="M0 6222c0 0-17 688 238 943 519 439 901 205 1081-271 244-864 27-7665-36-6822">
          <text:p/>
        </draw:path>
        <draw:path draw:style-name="gr22" draw:text-style-name="P1" draw:layer="layout" svg:width="3.882cm" svg:height="1.559cm" svg:x="11.578cm" svg:y="11.76cm" svg:viewBox="0 0 3883 1560" svg:d="M0 0c0 0 153 709 408 964 519 439 614 596 1314 596s2516-726 2100-1080">
          <text:p/>
        </draw:path>
        <draw:circle draw:style-name="gr23" draw:text-style-name="P11" draw:layer="layout" svg:width="0.72cm" svg:height="0.72cm" svg:x="5.13cm" svg:y="5.832cm">
          <text:p text:style-name="P1"><text:span text:style-name="T8">1</text:span></text:p>
        </draw:circle>
        <draw:circle draw:style-name="gr23" draw:text-style-name="P11" draw:layer="layout" svg:width="0.72cm" svg:height="0.72cm" svg:x="8.506cm" svg:y="9.36cm">
          <text:p text:style-name="P1"><text:span text:style-name="T8">2</text:span></text:p>
        </draw:circle>
        <draw:circle draw:style-name="gr23" draw:text-style-name="P11" draw:layer="layout" svg:width="0.72cm" svg:height="0.72cm" svg:x="14.394cm" svg:y="7.194cm">
          <text:p text:style-name="P1"><text:span text:style-name="T8">4</text:span></text:p>
        </draw:circle>
        <draw:circle draw:style-name="gr24" draw:text-style-name="P12" draw:layer="layout" svg:width="0.72cm" svg:height="0.72cm" svg:x="10.984cm" svg:y="1.404cm">
          <text:p text:style-name="P1"><text:span text:style-name="T9">6</text:span></text:p>
        </draw:circle>
        <draw:circle draw:style-name="gr24" draw:text-style-name="P12" draw:layer="layout" svg:width="0.72cm" svg:height="0.72cm" svg:x="10.7cm" svg:y="4.077cm">
          <text:p text:style-name="P1"><text:span text:style-name="T9">7</text:span></text:p>
        </draw:circle>
        <draw:circle draw:style-name="gr24" draw:text-style-name="P12" draw:layer="layout" svg:width="0.72cm" svg:height="0.72cm" svg:x="15.4cm" svg:y="12.6cm">
          <text:p text:style-name="P1"><text:span text:style-name="T9">10</text:span></text:p>
        </draw:circle>
        <draw:circle draw:style-name="gr24" draw:text-style-name="P12" draw:layer="layout" svg:width="0.72cm" svg:height="0.72cm" svg:x="12.355cm" svg:y="7.174cm">
          <text:p text:style-name="P1"><text:span text:style-name="T9">9</text:span></text:p>
        </draw:circle>
        <draw:line draw:style-name="gr21" draw:text-style-name="P1" draw:layer="layout" svg:x1="9.8cm" svg:y1="8.28cm" svg:x2="11.9cm" svg:y2="10.08cm">
          <text:p/>
        </draw:line>
        <draw:custom-shape draw:style-name="gr25" draw:text-style-name="P3" draw:layer="layout" svg:width="3cm" svg:height="2cm" svg:x="7.5cm" svg:y="6.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4" draw:text-style-name="P12" draw:layer="layout" svg:width="0.72cm" svg:height="0.72cm" svg:x="10.8cm" svg:y="8.377cm">
          <text:p text:style-name="P1"><text:span text:style-name="T9">8</text:span></text:p>
        </draw:circle>
        <draw:custom-shape draw:style-name="gr7" draw:text-style-name="P3" draw:layer="layout" svg:width="3cm" svg:height="4.23cm" svg:x="1.3cm" svg:y="7.92cm">
          <text:p text:style-name="P1"><text:span text:style-name="T1">Cypress</text:span><text:span text:style-name="T1"><text:line-break/></text:span><text:span text:style-name="T2">GUI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0" draw:layer="layout" svg:width="1.486cm" svg:height="1.98cm" svg:x="12.9cm" svg:y="3.32cm">
          <draw:text-box>
            <text:p text:style-name="P9"><text:span text:style-name="T6">smtp-</text:span><text:span text:style-name="T6"><text:line-break/></text:span><text:span text:style-name="T6">tester</text:span><text:span text:style-name="T6"><text:line-break/></text:span><text:span text:style-name="T6"><text:line-break/></text:span><text:span text:style-name="T6">:7125</text:span></text:p>
          </draw:text-box>
        </draw:frame>
        <draw:frame draw:style-name="gr27" draw:text-style-name="P10" draw:layer="layout" svg:width="1.486cm" svg:height="1.98cm" svg:x="2.1cm" svg:y="9.9cm">
          <draw:text-box>
            <text:p text:style-name="P9"><text:span text:style-name="T6">smtp-</text:span><text:span text:style-name="T6"><text:line-break/></text:span><text:span text:style-name="T6">tester</text:span><text:span text:style-name="T6"><text:line-break/></text:span><text:span text:style-name="T6"><text:line-break/></text:span><text:span text:style-name="T6">:7325</text:span></text:p>
          </draw:text-box>
        </draw:frame>
        <draw:path draw:style-name="gr18" draw:text-style-name="P1" draw:layer="layout" svg:width="11.372cm" svg:height="2.05cm" svg:x="2.391cm" svg:y="11.488cm" svg:viewBox="0 0 11373 2051" svg:d="M10093 0c0 0 2216 752 816 1472s-8836 678-9800 360-992-609-1109-654">
          <text:p/>
        </draw:path>
        <draw:circle draw:style-name="gr23" draw:text-style-name="P11" draw:layer="layout" svg:width="0.72cm" svg:height="0.72cm" svg:x="14.54cm" svg:y="10.076cm">
          <text:p text:style-name="P1"><text:span text:style-name="T8">3</text:span></text:p>
        </draw:circle>
        <draw:g>
          <draw:line draw:style-name="gr19" draw:text-style-name="P1" draw:layer="layout" svg:x1="1.752cm" svg:y1="11.781cm" svg:x2="2.452cm" svg:y2="12.501cm">
            <text:p/>
          </draw:line>
          <draw:line draw:style-name="gr19" draw:text-style-name="P1" draw:layer="layout" svg:x1="2.452cm" svg:y1="11.781cm" svg:x2="1.752cm" svg:y2="12.501cm">
            <text:p/>
          </draw:line>
        </draw:g>
        <draw:g>
          <draw:line draw:style-name="gr28" draw:text-style-name="P1" draw:layer="layout" svg:x1="2.952cm" svg:y1="11.781cm" svg:x2="3.652cm" svg:y2="12.501cm">
            <text:p/>
          </draw:line>
          <draw:line draw:style-name="gr28" draw:text-style-name="P1" draw:layer="layout" svg:x1="3.652cm" svg:y1="11.781cm" svg:x2="2.952cm" svg:y2="12.501cm">
            <text:p/>
          </draw:line>
        </draw:g>
        <draw:path draw:style-name="gr22" draw:text-style-name="P1" draw:layer="layout" svg:width="8.149cm" svg:height="1.255cm" svg:x="3.75cm" svg:y="11.88cm" svg:viewBox="0 0 8150 1256" svg:d="M8150 0c0 0-1057 683-2100 1080s-4900 0-5600 0-34 42-450-312">
          <text:p/>
        </draw:path>
        <draw:custom-shape draw:style-name="gr14" draw:text-style-name="P3" draw:layer="layout" svg:width="3cm" svg:height="2cm" svg:x="9.9cm" svg:y="10.15cm">
          <text:p text:style-name="P1"><text:span text:style-name="T1">Mail Relay</text:span><text:span text:style-name="T1"><text:line-break/></text:span><text:span text:style-name="T1">Doubler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3" draw:text-style-name="P11" draw:layer="layout" svg:width="0.72cm" svg:height="0.72cm" svg:x="13.88cm" svg:y="11.772cm">
          <text:p text:style-name="P1"><text:span text:style-name="T8">5</text:span></text:p>
        </draw:circle>
        <draw:circle draw:style-name="gr24" draw:text-style-name="P12" draw:layer="layout" svg:width="0.72cm" svg:height="0.72cm" svg:x="9.08cm" svg:y="12.24cm">
          <text:p text:style-name="P1"><text:span text:style-name="T9">11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9"/>
  </office:meta>
</office:document-meta>
</file>